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2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456" calcext:value-type="float">
            <text:p>124.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216" calcext:value-type="float">
            <text:p>123.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36" calcext:value-type="float">
            <text:p>120.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312" calcext:value-type="float">
            <text:p>120.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0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264" calcext:value-type="float">
            <text:p>112.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0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5156</text:p>
          </table:table-cell>
          <table:table-cell office:value-type="string" calcext:value-type="string">
            <text:p>200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